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1">
      <style:text-properties style:text-underline-style="none"/>
    </style:style>
    <style:style style:name="P2" style:family="paragraph" style:parent-style-name="Standard">
      <style:text-properties officeooo:rsid="001febf2" officeooo:paragraph-rsid="001febf2"/>
    </style:style>
    <style:style style:name="P3" style:family="paragraph" style:parent-style-name="Standard">
      <style:text-properties officeooo:rsid="001febf2" officeooo:paragraph-rsid="0023addd"/>
    </style:style>
    <style:style style:name="P4" style:family="paragraph" style:parent-style-name="Standard">
      <style:text-properties officeooo:rsid="0023addd" officeooo:paragraph-rsid="0023addd"/>
    </style:style>
    <style:style style:name="P5" style:family="paragraph" style:parent-style-name="Standard">
      <style:text-properties fo:font-style="italic" officeooo:rsid="0023addd" officeooo:paragraph-rsid="0023addd" style:font-style-asian="italic" style:font-style-complex="italic"/>
    </style:style>
    <style:style style:name="P6" style:family="paragraph" style:parent-style-name="Standard">
      <style:text-properties fo:font-style="italic" officeooo:rsid="0025fa5d" officeooo:paragraph-rsid="0025fa5d" style:font-style-asian="italic" style:font-style-complex="italic"/>
    </style:style>
    <style:style style:name="P7" style:family="paragraph" style:parent-style-name="Standard">
      <style:text-properties fo:font-style="italic" officeooo:rsid="001febf2" officeooo:paragraph-rsid="001febf2" style:font-style-asian="italic" style:font-style-complex="italic"/>
    </style:style>
    <style:style style:name="P8" style:family="paragraph" style:parent-style-name="Standard">
      <style:text-properties fo:font-style="italic" officeooo:rsid="001febf2" officeooo:paragraph-rsid="0023addd" style:font-style-asian="italic" style:font-style-complex="italic"/>
    </style:style>
    <style:style style:name="P9" style:family="paragraph" style:parent-style-name="Standard">
      <style:text-properties fo:font-style="italic" officeooo:rsid="001febf2" officeooo:paragraph-rsid="00243664" style:font-style-asian="italic" style:font-style-complex="italic"/>
    </style:style>
    <style:style style:name="P10" style:family="paragraph" style:parent-style-name="Standard">
      <style:text-properties fo:font-style="italic" officeooo:rsid="001febf2" officeooo:paragraph-rsid="00250fc5" style:font-style-asian="italic" style:font-style-complex="italic"/>
    </style:style>
    <style:style style:name="P11" style:family="paragraph" style:parent-style-name="Text_20_body">
      <style:text-properties officeooo:rsid="00250fc5" officeooo:paragraph-rsid="00250fc5"/>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italic" officeooo:paragraph-rsid="00250fc5" style:font-style-asian="italic" style:font-style-complex="italic"/>
    </style:style>
    <style:style style:name="P14" style:family="paragraph" style:parent-style-name="Standard">
      <style:text-properties officeooo:rsid="001febf2" officeooo:paragraph-rsid="00250fc5"/>
    </style:style>
    <style:style style:name="P15" style:family="paragraph" style:parent-style-name="Standard">
      <style:text-properties officeooo:rsid="00250fc5" officeooo:paragraph-rsid="00250fc5"/>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Text_20_body">
      <style:text-properties officeooo:rsid="001febf2"/>
    </style:style>
    <style:style style:name="P18" style:family="paragraph" style:parent-style-name="Standard">
      <style:text-properties officeooo:rsid="001febf2" officeooo:paragraph-rsid="0025fa5d"/>
    </style:style>
    <style:style style:name="P19" style:family="paragraph" style:parent-style-name="Standard">
      <style:text-properties fo:font-style="italic" officeooo:rsid="001febf2" officeooo:paragraph-rsid="0025fa5d" style:font-style-asian="italic" style:font-style-complex="italic"/>
    </style:style>
    <style:style style:name="P20" style:family="paragraph" style:parent-style-name="Text_20_body">
      <style:text-properties officeooo:rsid="0025fa5d" officeooo:paragraph-rsid="0025fa5d"/>
    </style:style>
    <style:style style:name="P21" style:family="paragraph" style:parent-style-name="Standard">
      <style:text-properties officeooo:paragraph-rsid="001febf2"/>
    </style:style>
    <style:style style:name="P22" style:family="paragraph" style:parent-style-name="Heading_20_3">
      <style:text-properties officeooo:paragraph-rsid="0026210d"/>
    </style:style>
    <style:style style:name="P23" style:family="paragraph" style:parent-style-name="Text_20_body">
      <style:text-properties officeooo:paragraph-rsid="0026210d"/>
    </style:style>
    <style:style style:name="P24" style:family="paragraph" style:parent-style-name="Text_20_body">
      <style:text-properties fo:font-style="italic" style:font-style-asian="italic" style:font-style-complex="italic"/>
    </style:style>
    <style:style style:name="P25" style:family="paragraph" style:parent-style-name="Heading_20_3">
      <style:text-properties officeooo:paragraph-rsid="002692b4"/>
    </style:style>
    <style:style style:name="P26" style:family="paragraph" style:parent-style-name="Text_20_body">
      <style:text-properties officeooo:paragraph-rsid="002692b4"/>
    </style:style>
    <style:style style:name="P27" style:family="paragraph" style:parent-style-name="Text_20_body">
      <style:text-properties officeooo:paragraph-rsid="00300d4d"/>
    </style:style>
    <style:style style:name="P28" style:family="paragraph" style:parent-style-name="Text_20_body">
      <style:text-properties fo:font-style="italic" officeooo:rsid="00300d4d" officeooo:paragraph-rsid="00300d4d" style:font-style-asian="italic" style:font-style-complex="italic"/>
    </style:style>
    <style:style style:name="P29" style:family="paragraph" style:parent-style-name="Heading_20_1">
      <style:text-properties officeooo:paragraph-rsid="002692b4"/>
    </style:style>
    <style:style style:name="P30" style:family="paragraph" style:parent-style-name="Text_20_body">
      <style:text-properties officeooo:rsid="0027c1a1" officeooo:paragraph-rsid="0027c1a1"/>
    </style:style>
    <style:style style:name="P31" style:family="paragraph" style:parent-style-name="Text_20_body">
      <style:text-properties fo:font-style="italic" officeooo:rsid="002692b4" officeooo:paragraph-rsid="002692b4" style:font-style-asian="italic" style:font-style-complex="italic"/>
    </style:style>
    <style:style style:name="P32" style:family="paragraph" style:parent-style-name="Text_20_body">
      <style:text-properties fo:font-style="normal" officeooo:rsid="002692b4" officeooo:paragraph-rsid="002692b4" style:font-style-asian="normal" style:font-style-complex="normal"/>
    </style:style>
    <style:style style:name="P33" style:family="paragraph" style:parent-style-name="Text_20_body">
      <style:text-properties officeooo:rsid="001febf2" officeooo:paragraph-rsid="002692b4"/>
    </style:style>
    <style:style style:name="P34" style:family="paragraph" style:parent-style-name="Text_20_body">
      <style:text-properties officeooo:rsid="002692b4" officeooo:paragraph-rsid="002692b4"/>
    </style:style>
    <style:style style:name="P35" style:family="paragraph" style:parent-style-name="Standard">
      <style:text-properties fo:font-style="italic" officeooo:rsid="002692b4" officeooo:paragraph-rsid="002692b4" style:font-style-asian="italic" style:font-style-complex="italic"/>
    </style:style>
    <style:style style:name="P36" style:family="paragraph" style:parent-style-name="Heading_20_3">
      <style:text-properties officeooo:paragraph-rsid="0027c1a1"/>
    </style:style>
    <style:style style:name="P37" style:family="paragraph" style:parent-style-name="Text_20_body">
      <style:text-properties officeooo:paragraph-rsid="0027c1a1"/>
    </style:style>
    <style:style style:name="P38" style:family="paragraph" style:parent-style-name="Standard">
      <style:text-properties officeooo:rsid="001febf2" officeooo:paragraph-rsid="00284ff6"/>
    </style:style>
    <style:style style:name="P39" style:family="paragraph" style:parent-style-name="Text_20_body">
      <style:text-properties fo:font-style="italic" officeooo:rsid="0027c1a1" officeooo:paragraph-rsid="0027c1a1" style:font-style-asian="italic" style:font-style-complex="italic"/>
    </style:style>
    <style:style style:name="P40" style:family="paragraph" style:parent-style-name="Heading_20_3">
      <style:text-properties officeooo:paragraph-rsid="00284ff6"/>
    </style:style>
    <style:style style:name="P41" style:family="paragraph" style:parent-style-name="Text_20_body">
      <style:text-properties officeooo:rsid="00284ff6" officeooo:paragraph-rsid="00284ff6"/>
    </style:style>
    <style:style style:name="P42" style:family="paragraph" style:parent-style-name="Standard">
      <style:text-properties fo:font-style="italic" officeooo:paragraph-rsid="002aefaa" style:font-style-asian="italic" style:font-style-complex="italic"/>
    </style:style>
    <style:style style:name="P43" style:family="paragraph" style:parent-style-name="Text_20_body">
      <style:text-properties officeooo:rsid="002b1a0d" officeooo:paragraph-rsid="002b1a0d"/>
    </style:style>
    <style:style style:name="P44" style:family="paragraph" style:parent-style-name="Text_20_body">
      <style:text-properties officeooo:rsid="002c7200" officeooo:paragraph-rsid="002c7200"/>
    </style:style>
    <style:style style:name="P45" style:family="paragraph" style:parent-style-name="Text_20_body">
      <style:text-properties fo:font-style="italic" officeooo:rsid="002c7200" officeooo:paragraph-rsid="002c7200" style:font-style-asian="italic" style:font-style-complex="italic"/>
    </style:style>
    <style:style style:name="P46" style:family="paragraph" style:parent-style-name="Text_20_body">
      <style:text-properties officeooo:rsid="00300d4d" officeooo:paragraph-rsid="00301146"/>
    </style:style>
    <style:style style:name="P47" style:family="paragraph" style:parent-style-name="Text_20_body">
      <style:text-properties fo:font-style="italic" officeooo:rsid="00301146" officeooo:paragraph-rsid="00301146" style:font-style-asian="italic" style:font-style-complex="italic"/>
    </style:style>
    <style:style style:name="T1" style:family="text">
      <style:text-properties officeooo:rsid="0023addd"/>
    </style:style>
    <style:style style:name="T2" style:family="text">
      <style:text-properties fo:font-style="italic" officeooo:rsid="0023addd" style:font-style-asian="italic" style:font-style-complex="italic"/>
    </style:style>
    <style:style style:name="T3" style:family="text">
      <style:text-properties fo:font-style="normal" officeooo:rsid="0023addd" style:font-style-asian="normal" style:font-style-complex="normal"/>
    </style:style>
    <style:style style:name="T4" style:family="text">
      <style:text-properties fo:font-style="italic" style:font-style-asian="italic" style:font-style-complex="italic"/>
    </style:style>
    <style:style style:name="T5" style:family="text">
      <style:text-properties fo:color="#edecee" loext:opacity="100%" style:font-name="Droid Sans Mono" fo:font-size="10.5pt" fo:font-weight="normal" officeooo:rsid="0023addd" fo:background-color="#15141b" loext:char-shading-value="0"/>
    </style:style>
    <style:style style:name="T6" style:family="text">
      <style:text-properties officeooo:rsid="00243664"/>
    </style:style>
    <style:style style:name="T7" style:family="text">
      <style:text-properties officeooo:rsid="00250fc5"/>
    </style:style>
    <style:style style:name="T8" style:family="text">
      <style:text-properties officeooo:rsid="001febf2"/>
    </style:style>
    <style:style style:name="T9" style:family="text">
      <style:text-properties officeooo:rsid="0025fa5d"/>
    </style:style>
    <style:style style:name="T10" style:family="text">
      <style:text-properties officeooo:rsid="0026210d"/>
    </style:style>
    <style:style style:name="T11" style:family="text">
      <style:text-properties fo:font-style="italic" officeooo:rsid="0026210d" style:font-style-asian="italic" style:font-style-complex="italic"/>
    </style:style>
    <style:style style:name="T12" style:family="text">
      <style:text-properties fo:font-style="normal" officeooo:rsid="0026210d" style:font-style-asian="normal" style:font-style-complex="normal"/>
    </style:style>
    <style:style style:name="T13" style:family="text">
      <style:text-properties officeooo:rsid="002692b4"/>
    </style:style>
    <style:style style:name="T14" style:family="text">
      <style:text-properties officeooo:rsid="00300d4d"/>
    </style:style>
    <style:style style:name="T15" style:family="text">
      <style:text-properties fo:font-style="italic" officeooo:rsid="00300d4d" style:font-style-asian="italic" style:font-style-complex="italic"/>
    </style:style>
    <style:style style:name="T16" style:family="text">
      <style:text-properties fo:font-style="normal" officeooo:rsid="00300d4d" style:font-style-asian="normal" style:font-style-complex="normal"/>
    </style:style>
    <style:style style:name="T17" style:family="text">
      <style:text-properties officeooo:rsid="0027c1a1"/>
    </style:style>
    <style:style style:name="T18" style:family="text">
      <style:text-properties fo:font-style="italic" officeooo:rsid="0027c1a1" style:font-style-asian="italic" style:font-style-complex="italic"/>
    </style:style>
    <style:style style:name="T19" style:family="text">
      <style:text-properties fo:font-style="normal" officeooo:rsid="0027c1a1" style:font-style-asian="normal" style:font-style-complex="normal"/>
    </style:style>
    <style:style style:name="T20" style:family="text">
      <style:text-properties officeooo:rsid="00284ff6"/>
    </style:style>
    <style:style style:name="T21" style:family="text">
      <style:text-properties fo:font-style="italic" officeooo:rsid="00284ff6" style:font-style-asian="italic" style:font-style-complex="italic"/>
    </style:style>
    <style:style style:name="T22" style:family="text">
      <style:text-properties officeooo:rsid="002b1a0d"/>
    </style:style>
    <style:style style:name="T23" style:family="text">
      <style:text-properties officeooo:rsid="002864c5"/>
    </style:style>
    <style:style style:name="T24" style:family="text">
      <style:text-properties fo:font-style="normal" style:font-style-asian="normal" style:font-style-complex="normal"/>
    </style:style>
    <style:style style:name="T25" style:family="text">
      <style:text-properties officeooo:rsid="00301146"/>
    </style:style>
    <style:style style:name="T26" style:family="text">
      <style:text-properties fo:font-style="italic" officeooo:rsid="00301146"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 Data Preparation</text:h>
      <text:p text:style-name="P2"/>
      <text:h text:style-name="Heading_20_3" text:outline-level="3">1. Importing the Dataset</text:h>
      <text:p text:style-name="Text_20_body"/>
      <text:p text:style-name="P3"><text:span text:style-name="T1">We did download the dataset from the url </text:span><text:span text:style-name="T2">`https://github.com/GU4243-ADS/spring2018-</text:span></text:p>
      <text:p text:style-name="P3"><text:span text:style-name="T2">project1-ginnyqg/raw/master/data/spooky.csv` </text:span><text:span text:style-name="T3">and save it locally to use it later, we did also </text:span>display the first <text:span text:style-name="T4">10</text:span> samples</text:p>
      <text:p text:style-name="P4"><text:span text:style-name="T5"/></text:p>
      <text:p text:style-name="P5">```</text:p>
      <text:p text:style-name="P6">import pandas as pd</text:p>
      <text:p text:style-name="P5">df = pd.read_csv(‘./ spooky.csv’)</text:p>
      <text:p text:style-name="P7">df.head(10)</text:p>
      <text:p text:style-name="P5">```</text:p>
      <text:p text:style-name="P2"/>
      <text:h text:style-name="Heading_20_1" text:outline-level="1">B. Text Cleaning</text:h>
      <text:p text:style-name="P2"/>
      <text:h text:style-name="Heading_20_3" text:outline-level="3"><text:span text:style-name="T1">1.</text:span>Handling Repeated Characters</text:h>
      <text:p text:style-name="Text_20_body"/>
      <text:p text:style-name="P2">We write a function <text:span text:style-name="T6">which uses regular expressions</text:span> to handle repeated characters like "<text:span text:style-name="T4">cooooool</text:span>" and convert them to the canonical form "<text:span text:style-name="T4">cool</text:span>".</text:p>
      <text:p text:style-name="P2"/>
      <text:p text:style-name="P8">```</text:p>
      <text:p text:style-name="P6">import re</text:p>
      <text:p text:style-name="P7">def <text:span text:style-name="T1">remove_repeated_chars</text:span>(text):</text:p>
      <text:p text:style-name="P7"><text:s text:c="4"/>return re.sub(r'(.)\1+', r'\1\1', text)</text:p>
      <text:p text:style-name="P7"/>
      <text:p text:style-name="P9">df['<text:span text:style-name="T1">text</text:span>_text'] = df['text'].apply(<text:span text:style-name="T1">remove_repeated_chars</text:span>)</text:p>
      <text:p text:style-name="P7">```</text:p>
      <text:p text:style-name="P2"/>
      <text:h text:style-name="Heading_20_3" text:outline-level="3">2. Handling Homoglyphs (e.g., "$tupide" to "stupide")</text:h>
      <text:p text:style-name="Text_20_body"/>
      <text:p text:style-name="P2"><text:span text:style-name="T4">Homoglyphs</text:span> are characters that look similar but have different meanings <text:span text:style-name="T7">so we write a function that has</text:span> a dictionary for common homoglyphs and <text:span text:style-name="T7">it </text:span>replace<text:span text:style-name="T7">s </text:span>them in the tex<text:span text:style-name="T7">t variable given</text:span></text:p>
      <text:p text:style-name="P2"/>
      <text:p text:style-name="P7">```</text:p>
      <text:p text:style-name="P7">def replace_homoglyphs(text):</text:p>
      <text:p text:style-name="P10"><text:s text:c="4"/>homoglyph<text:span text:style-name="T7">s</text:span>= {"$": "s", "@": "a", "<text:span text:style-name="T7">0</text:span>": "<text:span text:style-name="T7">o</text:span>", "3": "e"}</text:p>
      <text:p text:style-name="P7"><text:s text:c="4"/>for <text:span text:style-name="T7">char</text:span>, <text:span text:style-name="T7">raplacement</text:span> in homoglyph<text:span text:style-name="T7">s.</text:span>items():</text:p>
      <text:p text:style-name="P7"><text:s text:c="8"/>text = text.replace(<text:span text:style-name="T7">char</text:span>, <text:span text:style-name="T7">replacement</text:span>)</text:p>
      <text:p text:style-name="P7"><text:s text:c="4"/>return text</text:p>
      <text:p text:style-name="P7"/>
      <text:p text:style-name="P7">df['<text:span text:style-name="T7">text</text:span>'] = df['<text:span text:style-name="T7">text</text:span>'].apply(replace_homoglyphs)</text:p>
      <text:p text:style-name="P7">```</text:p>
      <text:p text:style-name="P2"><text:span text:style-name="T4"/></text:p>
      <text:h text:style-name="Heading_20_3" text:outline-level="3"><text:soft-page-break/>3. Handling Special Entries (URLs, Emails, HTML Tags)</text:h>
      <text:p text:style-name="Text_20_body"/>
      <text:p text:style-name="P11">We used a function that uses regular expressions to detect and remove urls, email addresses and html tags from the given text</text:p>
      <text:p text:style-name="P2"/>
      <text:p text:style-name="P2">```</text:p>
      <text:p text:style-name="P12">def clean_special_entries(text):</text:p>
      <text:p text:style-name="P12"><text:s text:c="4"/>text = re.sub(r'http\S+|www\S+|https\S+', '[URL]', text, flags=re.MULTILINE)</text:p>
      <text:p text:style-name="P12"><text:s text:c="4"/>text = re.sub(r'\S+@\S+', '[EMAIL]', text)</text:p>
      <text:p text:style-name="P12"><text:s text:c="4"/>text = BeautifulSoup(text, 'html.parser').get_text()</text:p>
      <text:p text:style-name="P12"><text:s text:c="4"/>return text</text:p>
      <text:p text:style-name="P12"/>
      <text:p text:style-name="P13"><text:span text:style-name="T8">df['</text:span><text:span text:style-name="T7">text</text:span><text:span text:style-name="T8">'] = df['</text:span><text:span text:style-name="T7">text</text:span><text:span text:style-name="T8">'].apply(clean_special_entries)</text:span></text:p>
      <text:p text:style-name="P2">```</text:p>
      <text:p text:style-name="P2"/>
      <text:h text:style-name="Heading_20_3" text:outline-level="3">4. Lowercasing the Text</text:h>
      <text:p text:style-name="Text_20_body"/>
      <text:p text:style-name="P14">We convert the text to lowercase</text:p>
      <text:p text:style-name="P14"/>
      <text:p text:style-name="P7">```</text:p>
      <text:p text:style-name="P7">df['text'] = df['text'].<text:span text:style-name="T7">str.lower()</text:span></text:p>
      <text:p text:style-name="P7">```</text:p>
      <text:p text:style-name="P2"/>
      <text:h text:style-name="Heading_20_3" text:outline-level="3">5. Removing Punctuation</text:h>
      <text:p text:style-name="Text_20_body"/>
      <text:p text:style-name="P15">We use a function that remove punctuation using <text:span text:style-name="T9">string library</text:span></text:p>
      <text:p text:style-name="P14"/>
      <text:p text:style-name="P7">```</text:p>
      <text:p text:style-name="P6">import string</text:p>
      <text:p text:style-name="P12">def remove_punc(text):</text:p>
      <text:p text:style-name="P12"><text:s text:c="4"/>return text.translate(str.maketrans('', '', string.punctuation))</text:p>
      <text:p text:style-name="P12"/>
      <text:p text:style-name="P16">df['text'] = df['text'].apply(remove_punc)</text:p>
      <text:p text:style-name="P7">```</text:p>
      <text:p text:style-name="P2"/>
      <text:h text:style-name="Heading_20_3" text:outline-level="3">6. Removing Stop Words</text:h>
      <text:p text:style-name="P17"/>
      <text:p text:style-name="P2">We' use <text:span text:style-name="T9">nltk</text:span>'s <text:span text:style-name="T9">stopword list to filter out common words that don’t add much value/meaning to our text, it is</text:span> built-in list of <text:span text:style-name="T9">common </text:span>words like "the", "and", etc, <text:span text:style-name="T9">we define that the used language is english</text:span></text:p>
      <text:p text:style-name="P2"/>
      <text:p text:style-name="P18">```</text:p>
      <text:p text:style-name="P6">import nltk</text:p>
      <text:p text:style-name="P6">from nltk.corpus import stopwords</text:p>
      <text:p text:style-name="P19">nltk.download('stopwords')</text:p>
      <text:p text:style-name="P12"><text:soft-page-break/>stop_words = set(stopwords.words('english'))</text:p>
      <text:p text:style-name="P12">df['text'] = df['text'].apply(lambda x: ' '.join([word for word in x.split() if word not in stop_words]))</text:p>
      <text:p text:style-name="P2">```</text:p>
      <text:p text:style-name="P2"/>
      <text:h text:style-name="Heading_20_3" text:outline-level="3">7. Detecting and Translating Languages</text:h>
      <text:p text:style-name="Text_20_body"/>
      <text:p text:style-name="P20">We use langdetect library for detecting the used language of our text then googletrans library to translate it into the most frequent language (english)</text:p>
      <text:p text:style-name="P7"/>
      <text:p text:style-name="P7">```</text:p>
      <text:p text:style-name="P7">from langdetect import detect</text:p>
      <text:p text:style-name="P6">from googletrans import Translator</text:p>
      <text:p text:style-name="P19">translator = Translator()</text:p>
      <text:p text:style-name="P12">def detect_and_translate(text):</text:p>
      <text:p text:style-name="P12"><text:s text:c="4"/>try:</text:p>
      <text:p text:style-name="P12"><text:s text:c="8"/>lang = detect(text)</text:p>
      <text:p text:style-name="P12"><text:s text:c="8"/>if lang != 'en':</text:p>
      <text:p text:style-name="P12"><text:s text:c="12"/>text = translator.translate(text, dest='en').text</text:p>
      <text:p text:style-name="P12"><text:s text:c="4"/>except:</text:p>
      <text:p text:style-name="P12"><text:s text:c="8"/>pass</text:p>
      <text:p text:style-name="P12"><text:s text:c="4"/>return text</text:p>
      <text:p text:style-name="P12"/>
      <text:p text:style-name="P12">df['text'] = df['text'].apply(detect_and_translate)</text:p>
      <text:p text:style-name="P7">```</text:p>
      <text:p text:style-name="P2"/>
      <text:h text:style-name="Heading_20_3" text:outline-level="3">8. Removing Repeated Words</text:h>
      <text:p text:style-name="P21"/>
      <text:p text:style-name="P21"><text:span text:style-name="T10">T</text:span><text:span text:style-name="T8">o remove repeated words </text:span><text:span text:style-name="T10">from the text we create a function </text:span><text:span text:style-name="T11">`remove_repeated_words`</text:span><text:span text:style-name="T12"> that will firstly split the given text into words using white space then for each word it will check if the current word is the same as the previous one </text:span></text:p>
      <text:p text:style-name="P2"/>
      <text:p text:style-name="P7">```</text:p>
      <text:p text:style-name="P12">def remove_repeated_words(text):</text:p>
      <text:p text:style-name="P12"><text:s text:c="4"/>words = text.split()</text:p>
      <text:p text:style-name="P12"><text:s text:c="4"/>cleaned_words = [words[i] for i in range(len(words)) if i == 0 or words[i] != words[i-1]]</text:p>
      <text:p text:style-name="P12"><text:s text:c="4"/>return ' '.join(cleaned_words)</text:p>
      <text:p text:style-name="P12"/>
      <text:p text:style-name="P7"/>
      <text:p text:style-name="P7">df['text'] = df['text'].apply(remove_repeated_words).<text:span text:style-name="T10">str.strip()</text:span></text:p>
      <text:p text:style-name="P7">```</text:p>
      <text:p text:style-name="P2"/>
      <text:h text:style-name="Heading_20_1" text:outline-level="1">C. Segmentation</text:h>
      <text:p text:style-name="P2"/>
      <text:h text:style-name="Heading_20_3" text:outline-level="3">1. Segmentation <text:span text:style-name="T10">using white space/ponctuation</text:span></text:h>
      <text:p text:style-name="Text_20_body"/>
      <text:p text:style-name="P2"><text:soft-page-break/></text:p>
      <text:p text:style-name="P12">```</text:p>
      <text:p text:style-name="P12">df['tokens_space'] = df['text'].apply(lambda x: x.split())</text:p>
      <text:p text:style-name="P12">```</text:p>
      <text:p text:style-name="P2"/>
      <text:p text:style-name="P2"/>
      <text:h text:style-name="P22" text:outline-level="3"><text:span text:style-name="T10">2</text:span>. Segmentation <text:span text:style-name="T10">using algorithm</text:span></text:h>
      <text:p text:style-name="P23"/>
      <text:p text:style-name="P24">```</text:p>
      <text:p text:style-name="P24">from nltk.tokenize import word_tokenize</text:p>
      <text:p text:style-name="P12">df['tokens_rule'] = df['text'].apply(word_tokenize)</text:p>
      <text:p text:style-name="P24">```</text:p>
      <text:p text:style-name="P2"/>
      <text:h text:style-name="P25" text:outline-level="3"><text:span text:style-name="T13">3</text:span>. Segmentation <text:span text:style-name="T13">based on subwords</text:span></text:h>
      <text:p text:style-name="P26"/>
      <text:p text:style-name="P27"><text:span text:style-name="T14">Subword tokenization is a technique particularly useful for handling the out of vocabulary words, it breaks the giver word into smaller units, we will use the </text:span><text:span text:style-name="T15">transformers </text:span><text:span text:style-name="T16">library to implement this algorithm, we use </text:span><text:span text:style-name="T4">AutoTokenizer.from_pretrained("bert-base-uncased") </text:span><text:span text:style-name="T16">to load the tokenizer associated with </text:span><text:span text:style-name="T15">bert-base-uncased </text:span><text:span text:style-name="T16">model, which uses the </text:span><text:span text:style-name="T15">wordPiece </text:span><text:span text:style-name="T16">algorithm</text:span></text:p>
      <text:p text:style-name="P26"/>
      <text:p text:style-name="P24">```</text:p>
      <text:p text:style-name="P28">from transformers import AutoTokenizer</text:p>
      <text:p text:style-name="P12">tokenizer = AutoTokenizer.from_pretrained("bert-base-uncased")</text:p>
      <text:p text:style-name="P12">df['tokens_subword'] = df['text'].apply(tokenizer.tokenize)</text:p>
      <text:p text:style-name="P24">```</text:p>
      <text:p text:style-name="Text_20_body"><text:span text:style-name="T4"/></text:p>
      <text:h text:style-name="P29" text:outline-level="1"><text:span text:style-name="T13">D</text:span>. <text:span text:style-name="T8">Named Entity Recognition (NER)</text:span></text:h>
      <text:p text:style-name="P26"/>
      <text:h text:style-name="P25" text:outline-level="3"><text:span text:style-name="T13">1</text:span>. <text:span text:style-name="T13">Named entities recognition with spacy</text:span></text:h>
      <text:p text:style-name="P26"/>
      <text:p text:style-name="P30">This will get in which category does the word belong to (date, place. etc)</text:p>
      <text:p text:style-name="P26"/>
      <text:p text:style-name="P31">```</text:p>
      <text:p text:style-name="P31">import spacy</text:p>
      <text:p text:style-name="P31">nlp = spacy.load('en_core_web_sm')</text:p>
      <text:p text:style-name="P31"><text:soft-page-break/>df['entities'] = df['text'].apply(lambda x: [(ent.text, ent.label_) for ent in nlp(x).ents])</text:p>
      <text:p text:style-name="P31">```</text:p>
      <text:p text:style-name="P32"/>
      <text:h text:style-name="P25" text:outline-level="3"><text:span text:style-name="T13">2</text:span>. <text:span text:style-name="T13">POS tags analysis</text:span></text:h>
      <text:p text:style-name="P26"/>
      <text:p text:style-name="P30">This will determine what role this word is trying to be in the context of the text (noun, adjective, verb. etc)</text:p>
      <text:p text:style-name="P33"/>
      <text:p text:style-name="P31">```</text:p>
      <text:p text:style-name="P31">df['pos_tags'] = df['text'].apply(lambda x: [(token.text, token.pos_) for token in nlp(x)])</text:p>
      <text:p text:style-name="P31">```</text:p>
      <text:p text:style-name="P34"><text:span text:style-name="T4"/></text:p>
      <text:h text:style-name="Heading_20_1" text:outline-level="1">E. Lemmatization and Stemming</text:h>
      <text:p text:style-name="P34"/>
      <text:h text:style-name="Heading_20_3" text:outline-level="3"><text:span text:style-name="T8">lemmatization and stemming </text:span>with nltk</text:h>
      <text:p text:style-name="P2">Lemmatization <text:span text:style-name="T13">will</text:span> reduceswords to their base form (e.g., "running" → "run") <text:span text:style-name="T13">and s</text:span>temming <text:span text:style-name="T13">will</text:span> reduce words to their root (e.g., "<text:span text:style-name="T17">looked</text:span>" → "<text:span text:style-name="T17">look</text:span>")</text:p>
      <text:p text:style-name="P2"/>
      <text:p text:style-name="P35">```</text:p>
      <text:p text:style-name="P35">from nltk.stem import WordNetLemmatizer, PorterStemmer</text:p>
      <text:p text:style-name="P35">lemmatizer = WordNetLemmatizer()</text:p>
      <text:p text:style-name="P35">stemmer = PorterStemmer()</text:p>
      <text:p text:style-name="P35">df['lemmatized'] = df['text'].apply(lambda x: ' '.join([lemmatizer.lemmatize(word) for word in x.split()]))</text:p>
      <text:p text:style-name="P35">df['stemmed'] = df['text'].apply(lambda x: ' '.join([stemmer.stem(word) for word in x.split()]))</text:p>
      <text:p text:style-name="P35">```</text:p>
      <text:p text:style-name="P2"/>
      <text:h text:style-name="Heading_20_1" text:outline-level="1">F. Frequency Analysis</text:h>
      <text:p text:style-name="P2"/>
      <text:h text:style-name="Heading_20_3" text:outline-level="3"><text:span text:style-name="T13">1.</text:span>Occurrences <text:span text:style-name="T13">of ‘great’ bu author</text:span></text:h>
      <text:p text:style-name="Text_20_body"/>
      <text:p text:style-name="P2">We count the number of times <text:span text:style-name="T17">the</text:span> words "great" appear in the text <text:span text:style-name="T17">and group it by author, first we will iterate on each instance in the text column and count how many times we did find the word ‘great’ then we use the function </text:span><text:span text:style-name="T18">`groupby` </text:span><text:span text:style-name="T19">to group the result by author</text:span></text:p>
      <text:p text:style-name="P2"/>
      <text:p text:style-name="P12">```</text:p>
      <text:p text:style-name="P12">df['great_count'] = df['text'].apply(lambda x: x.lower().count('great'))</text:p>
      <text:p text:style-name="P12"><text:soft-page-break/>great_by_author = df.groupby('author')['great_count'].sum()</text:p>
      <text:p text:style-name="P12">```</text:p>
      <text:p text:style-name="P2"/>
      <text:h text:style-name="P36" text:outline-level="3"><text:span text:style-name="T17">2</text:span><text:span text:style-name="T13">.</text:span><text:span text:style-name="T17">Visualization with pywaffle</text:span></text:h>
      <text:p text:style-name="P37"/>
      <text:p text:style-name="P38"><text:span text:style-name="T20">C</text:span>reate a waffle chart summarizing the occurrences of<text:span text:style-name="T4"> </text:span><text:span text:style-name="T21">`great`</text:span><text:span text:style-name="T4"> </text:span><text:span text:style-name="T21">word</text:span> by author</text:p>
      <text:p text:style-name="P37"/>
      <text:p text:style-name="P39">```</text:p>
      <text:p text:style-name="P39">from pywaffle import Waffle</text:p>
      <text:p text:style-name="P39">plt.figure(FigureClass=Waffle, rows=5, columns=10, values=great_by_author.to_dict(), legend={'loc': 'upper left'})</text:p>
      <text:p text:style-name="P39">plt.show()</text:p>
      <text:p text:style-name="P39">```</text:p>
      <text:p text:style-name="P2"/>
      <text:p text:style-name="P2"/>
      <text:h text:style-name="P40" text:outline-level="3"><text:span text:style-name="T20">4</text:span><text:span text:style-name="T13">.</text:span><text:span text:style-name="T20">The most used words by author using wordcloud</text:span></text:h>
      <text:p text:style-name="P37"/>
      <text:p text:style-name="P41">We generate three word cloud, one for each author, to display the most used words in the text</text:p>
      <text:p text:style-name="P37"/>
      <text:p text:style-name="P12">```</text:p>
      <text:p text:style-name="P12">for author in df['author'].unique():</text:p>
      <text:p text:style-name="P12"><text:s text:c="4"/>text = ' '.join(df[df['author'] == author]['text'])</text:p>
      <text:p text:style-name="P42"><text:s text:c="4"/><text:span text:style-name="T22">generate_wordclound(text, author)</text:span></text:p>
      <text:p text:style-name="P12">```</text:p>
      <text:p text:style-name="P2"/>
      <text:p text:style-name="P2"/>
      <text:h text:style-name="Heading_20_3" text:outline-level="3">5.<text:span text:style-name="T23">M</text:span>ost 100 used words positives/negatives</text:h>
      <text:p text:style-name="Text_20_body"/>
      <text:p text:style-name="P43">Using <text:span text:style-name="T4">SentimentIntensityAnalyze </text:span><text:span text:style-name="T24">from </text:span><text:span text:style-name="T4">nltk.sentiment.vader, </text:span><text:span text:style-name="T24">which is pretrained sentiment analysis tool, we create a function named </text:span><text:span text:style-name="T4">classify_words </text:span><text:span text:style-name="T24">that classifies words in the given text as either positive or negative based on their sentiment score, the </text:span><text:span text:style-name="T4">sia.polarity_scores(word) </text:span><text:span text:style-name="T24">returns a dictionary containing the sentiment scores for the word, the scores include </text:span><text:span text:style-name="T4">neg </text:span><text:span text:style-name="T24">for </text:span><text:span text:style-name="T4">negative sentiment score, neu </text:span><text:span text:style-name="T24">for </text:span><text:span text:style-name="T4">neutral, pos </text:span><text:span text:style-name="T24">for </text:span><text:span text:style-name="T4">positive</text:span><text:span text:style-name="T24"> and </text:span><text:span text:style-name="T4">compound, </text:span><text:span text:style-name="T24">the words with </text:span><text:span text:style-name="T4">compound </text:span><text:span text:style-name="T24">greater than 0 are classified as positive, the rest is negative, then we generate a wordcloud for each positive/negative words</text:span></text:p>
      <text:p text:style-name="P43"><text:span text:style-name="T24"/></text:p>
      <text:p text:style-name="P24">```</text:p>
      <text:p text:style-name="P12">sia = SentimentIntensityAnalyzer()</text:p>
      <text:p text:style-name="P12"/>
      <text:p text:style-name="P12"><text:soft-page-break/>def classify_words(text):</text:p>
      <text:p text:style-name="P12"><text:s text:c="4"/>words = text.split()</text:p>
      <text:p text:style-name="P12"><text:s text:c="4"/>positive_words = [word for word in words if sia.polarity_scores(word)['compound'] &gt; 0]</text:p>
      <text:p text:style-name="P12"><text:s text:c="4"/>negative_words = [word for word in words if sia.polarity_scores(word)['compound'] &lt; 0]</text:p>
      <text:p text:style-name="P12"><text:s text:c="4"/>return " ".join(positive_words), " ".join(negative_words)</text:p>
      <text:p text:style-name="P12"/>
      <text:p text:style-name="P12">for author in df['author'].unique():</text:p>
      <text:p text:style-name="P12"><text:s text:c="4"/>text = " ".join(df[df['author'] == author]['text'])</text:p>
      <text:p text:style-name="P12"><text:s text:c="4"/>positive_text, negative_text = classify_words(text)</text:p>
      <text:p text:style-name="P12"><text:s text:c="4"/>generate_wordcloud(positive_text, f"Top Positive Words by {author}")</text:p>
      <text:p text:style-name="P12"><text:s text:c="4"/>generate_wordcloud(negative_text, f"Top Negative Words by {author}")</text:p>
      <text:p text:style-name="P24">```</text:p>
      <text:p text:style-name="Text_20_body"><text:span text:style-name="T4"/></text:p>
      <text:h text:style-name="Heading_20_3" text:outline-level="3">6.<text:span text:style-name="T23">A</text:span>nalyse de sentiment</text:h>
      <text:p text:style-name="Text_20_body"/>
      <text:p text:style-name="P44">To determine whether the author test is predominantly positive, negative or neutral we will calculate the sentiment scores for each instance then aggregate it by author to calculate the mean</text:p>
      <text:p text:style-name="Text_20_body"/>
      <text:p text:style-name="P45">```</text:p>
      <text:p text:style-name="P45">df['sentiment'] = df['text'].apply(lambda x: sia.polarity_scores(x)['compound'])</text:p>
      <text:p text:style-name="P45">sentiment_counts = df.groupby('author')['sentiment'].mean()</text:p>
      <text:p text:style-name="P45">```</text:p>
      <text:h text:style-name="Heading_20_3" text:outline-level="3">7.<text:span text:style-name="T23">B</text:span>est methode to use with this dataset</text:h>
      <text:p text:style-name="Text_20_body"/>
      <text:p text:style-name="P46">The methodes that we used(remove stopwords, urls, translate. etc), we choose them because our dataset contains the stopwords, urls and so, <text:span text:style-name="T25">we used:</text:span></text:p>
      <text:p text:style-name="P46"><text:span text:style-name="T26">homoglyth &amp; special chars handling</text:span><text:span text:style-name="T25"> to avoid analysis errors due to writing variations</text:span></text:p>
      <text:p text:style-name="P46"><text:span text:style-name="T26">removing <text:s/>stopwords </text:span><text:span text:style-name="T25">to enhance the effectiveness of word frequency analysis by focusing on meaningful content words</text:span></text:p>
      <text:p text:style-name="P47">lemmatization and stemming <text:span text:style-name="T24">to retain the original meaning of the words</text:span></text:p>
      <text:p text:style-name="P47">language detecting &amp; translation <text:span text:style-name="T24">to ensure all the text is processed in one defined languag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7:16:47.076469746</meta:creation-date>
    <meta:generator>LibreOffice/24.8.4.2$Linux_X86_64 LibreOffice_project/480$Build-2</meta:generator>
    <dc:date>2025-02-06T09:04:23.219071830</dc:date>
    <meta:editing-duration>PT29M4S</meta:editing-duration>
    <meta:editing-cycles>8</meta:editing-cycles>
    <meta:document-statistic meta:table-count="0" meta:image-count="0" meta:object-count="0" meta:page-count="7" meta:paragraph-count="173" meta:word-count="1106" meta:character-count="8451" meta:non-whitespace-character-count="7372"/>
  </office:meta>
</office:document-meta>
</file>